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473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capitulos</text:p>
          </table:table-cell>
          <table:table-cell office:value-type="string" calcext:value-type="string">
            <text:p>capitulos_lidos</text:p>
          </table:table-cell>
          <table:table-cell office:value-type="string" calcext:value-type="string">
            <text:p>pagina_inicial</text:p>
          </table:table-cell>
          <table:table-cell office:value-type="string" calcext:value-type="string">
            <text:p>quantidade_pagin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ênesi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E3]-[.E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Êxodo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E4]-[.E3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vítico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formula="of:=[.E5]-[.E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úmeros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table:formula="of:=[.E6]-[.E5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teronômio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formula="of:=[.E7]-[.E6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ué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formula="of:=[.E8]-[.E7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ízes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formula="of:=[.E9]-[.E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formula="of:=[.E10]-[.E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Samue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[.E11]-[.E1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I Samue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table:formula="of:=[.E12]-[.E11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 Rei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formula="of:=[.E13]-[.E12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I Rei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formula="of:=[.E14]-[.E1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 Crônicas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formula="of:=[.E15]-[.E1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I Crônicas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table:formula="of:=[.E16]-[.E1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dra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82" calcext:value-type="float">
            <text:p>382</text:p>
          </table:table-cell>
          <table:table-cell table:formula="of:=[.E17]-[.E1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emia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92" calcext:value-type="float">
            <text:p>392</text:p>
          </table:table-cell>
          <table:table-cell table:formula="of:=[.E18]-[.E1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st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table:formula="of:=[.E19]-[.E1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ó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1" calcext:value-type="float">
            <text:p>411</text:p>
          </table:table-cell>
          <table:table-cell table:formula="of:=[.E20]-[.E1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lmos</text:p>
          </table:table-cell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 office:value-type="float" office:value="435" calcext:value-type="float">
            <text:p>435</text:p>
          </table:table-cell>
          <table:table-cell table:formula="of:=[.E21]-[.E20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vérbios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93" calcext:value-type="float">
            <text:p>493</text:p>
          </table:table-cell>
          <table:table-cell table:formula="of:=[.E22]-[.E2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lesiaste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table:formula="of:=[.E23]-[.E2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ntares de Salomã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20" calcext:value-type="float">
            <text:p>520</text:p>
          </table:table-cell>
          <table:table-cell table:formula="of:=[.E24]-[.E2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saías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523" calcext:value-type="float">
            <text:p>523</text:p>
          </table:table-cell>
          <table:table-cell table:formula="of:=[.E25]-[.E24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remias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formula="of:=[.E26]-[.E2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amentações de Jeremi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table:formula="of:=[.E27]-[.E2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zequie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table:formula="of:=[.E28]-[.E27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E29]-[.E2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eia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formula="of:=[.E30]-[.E2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e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table:formula="of:=[.E31]-[.E3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ó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table:formula="of:=[.E32]-[.E3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badi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table:formula="of:=[.E33]-[.E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na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table:formula="of:=[.E34]-[.E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queia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table:formula="of:=[.E35]-[.E3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au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table:formula="of:=[.E36]-[.E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bacuq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table:formula="of:=[.E37]-[.E3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onia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table:formula="of:=[.E38]-[.E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ge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table:formula="of:=[.E39]-[.E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caria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formula="of:=[.E40]-[.E3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aquia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table:formula="of:=[.E41]-[.E4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teus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17" calcext:value-type="float">
            <text:p>717</text:p>
          </table:table-cell>
          <table:table-cell table:formula="of:=[.E42]-[.E4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rcos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45" calcext:value-type="float">
            <text:p>745</text:p>
          </table:table-cell>
          <table:table-cell table:formula="of:=[.E43]-[.E4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cas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63" calcext:value-type="float">
            <text:p>763</text:p>
          </table:table-cell>
          <table:table-cell table:formula="of:=[.E44]-[.E4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oão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table:formula="of:=[.E45]-[.E4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to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table:formula="of:=[.E46]-[.E4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mano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table:formula="of:=[.E47]-[.E4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 Coríntio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table:formula="of:=[.E48]-[.E4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I Corínti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 table:formula="of:=[.E49]-[.E4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álata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table:formula="of:=[.E50]-[.E4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fési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table:formula="of:=[.E51]-[.E5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lipens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table:formula="of:=[.E52]-[.E5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lossens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table:formula="of:=[.E53]-[.E5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 Tessalonicense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formula="of:=[.E54]-[.E5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I Tessalonicens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table:formula="of:=[.E55]-[.E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 Timóte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table:formula="of:=[.E56]-[.E5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I Timóte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table:formula="of:=[.E57]-[.E5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it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table:formula="of:=[.E58]-[.E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lem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table:formula="of:=[.E59]-[.E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breu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formula="of:=[.E60]-[.E5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ag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table:formula="of:=[.E61]-[.E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 Pedr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table:formula="of:=[.E62]-[.E6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I Pedr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table:formula="of:=[.E63]-[.E6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 Joã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table:formula="of:=[.E64]-[.E6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I Joã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formula="of:=[.E65]-[.E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II Joã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formula="of:=[.E66]-[.E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u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table:formula="of:=[.E67]-[.E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pocalips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104850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 style:data-style-name="N2" text:time-value="22:34:25.4449614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5:54:28.586199643</meta:creation-date>
    <dc:date>2024-05-26T22:39:11.509318318</dc:date>
    <meta:editing-duration>PT28M13S</meta:editing-duration>
    <meta:editing-cycles>5</meta:editing-cycles>
    <meta:generator>LibreOffice/7.6.6.3$Linux_X86_64 LibreOffice_project/60$Build-3</meta:generator>
    <meta:document-statistic meta:table-count="1" meta:cell-count="402" meta:object-count="0"/>
  </office:meta>
</office:document-meta>
</file>